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objectwithoutfill">
      <style:graphic-properties draw:marker-start="" draw:marker-start-width="0.25cm" draw:marker-end="Arrow" draw:marker-end-width="0.25cm" draw:marker-end-center="true" draw:fill="none"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07cm" fo:min-width="0cm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0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</style:style>
    <style:style style:name="gr13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14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15" style:family="graphic" style:parent-style-name="objectwithoutfill">
      <style:graphic-properties draw:marker-start="Arrow" draw:marker-start-width="0.25cm" draw:marker-start-center="true" draw:marker-end="" draw:marker-end-width="0.25cm" draw:fill="none" draw:textarea-horizontal-align="center"/>
    </style:style>
    <style:style style:name="gr16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weight="bold" style:font-weight-asian="normal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8cm" svg:y="1.55cm">
          <draw:text-box>
            <text:p><text:span text:style-name="T1">IPTX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connector draw:style-name="gr6" draw:layer="layout" svg:x1="9.759cm" svg:y1="1.943cm" svg:x2="9.759cm" svg:y2="2.975cm" svg:d="M9759 1943v1032">
          <text:p/>
        </draw:connector>
        <draw:frame draw:style-name="gr7" draw:text-style-name="P3" draw:layer="layout" svg:width="1.067cm" svg:height="0.445cm" draw:transform="rotate (1.5707963267946) translate (9.184cm 3.04cm)">
          <draw:text-box>
            <text:p><text:span text:style-name="T3">Data</text:span></text:p>
          </draw:text-box>
        </draw:frame>
        <draw:rect draw:style-name="gr8" draw:text-style-name="P4" draw:layer="layout" svg:width="0.533cm" svg:height="0.25cm" svg:x="1.661cm" svg:y="7.687cm">
          <text:p/>
        </draw:rect>
        <draw:rect draw:style-name="gr9" draw:text-style-name="P5" draw:layer="layout" svg:width="4.725cm" svg:height="0.559cm" svg:x="7.397cm" svg:y="1.484cm">
          <text:p><text:span text:style-name="T4">L3MUX</text:span></text:p>
        </draw:rect>
        <draw:connector draw:style-name="gr10" draw:layer="layout" svg:x1="6.854cm" svg:y1="8.729cm" svg:x2="2.117cm" svg:y2="8.729cm" draw:start-shape="id1" draw:start-glue-point="3" svg:d="M6854 8729h-4737">
          <text:p/>
        </draw:connector>
        <draw:connector draw:style-name="gr10" draw:layer="layout" svg:x1="6.855cm" svg:y1="9.233cm" svg:x2="2.117cm" svg:y2="9.233cm" draw:start-shape="id2" draw:start-glue-point="3" svg:d="M6855 9233h-4738">
          <text:p/>
        </draw:connector>
        <draw:frame draw:style-name="gr11" draw:text-style-name="P3" draw:layer="layout" svg:width="4.043cm" svg:height="0.839cm" svg:x="2.392cm" svg:y="8.037cm">
          <draw:text-box>
            <text:p><text:span text:style-name="T3">GatewayAddr</text:span></text:p>
          </draw:text-box>
        </draw:frame>
        <draw:frame draw:style-name="gr12" draw:text-style-name="P6" draw:layer="layout" svg:width="4.043cm" svg:height="0.661cm" svg:x="2.392cm" svg:y="8.727cm">
          <draw:text-box>
            <text:p><text:span text:style-name="T3">SubNetMask</text:span></text:p>
          </draw:text-box>
        </draw:frame>
        <draw:rect draw:style-name="gr8" draw:text-style-name="P4" xml:id="id3" draw:id="id3" draw:layer="layout" svg:width="0.657cm" svg:height="0.25cm" svg:x="8.992cm" svg:y="3.986cm">
          <text:p/>
        </draw:rect>
        <draw:rect draw:style-name="gr8" draw:text-style-name="P4" xml:id="id5" draw:id="id5" draw:layer="layout" svg:width="0.657cm" svg:height="0.25cm" svg:x="10.093cm" svg:y="3.986cm">
          <text:p/>
        </draw:rect>
        <draw:rect draw:style-name="gr8" draw:text-style-name="P4" xml:id="id4" draw:id="id4" draw:layer="layout" svg:width="0.657cm" svg:height="0.25cm" svg:x="8.992cm" svg:y="5.886cm">
          <text:p/>
        </draw:rect>
        <draw:rect draw:style-name="gr8" draw:text-style-name="P4" xml:id="id6" draw:id="id6" draw:layer="layout" svg:width="0.657cm" svg:height="0.25cm" svg:x="10.093cm" svg:y="5.886cm">
          <text:p/>
        </draw:rect>
        <draw:connector draw:style-name="gr13" draw:layer="layout" svg:x1="9.32cm" svg:y1="4.236cm" svg:x2="9.32cm" svg:y2="5.886cm" draw:start-shape="id3" draw:start-glue-point="2" draw:end-shape="id4" draw:end-glue-point="0" svg:d="M9320 4236v1650">
          <text:p/>
        </draw:connector>
        <draw:connector draw:style-name="gr13" draw:layer="layout" svg:x1="10.421cm" svg:y1="4.236cm" svg:x2="10.421cm" svg:y2="5.886cm" draw:start-shape="id5" draw:start-glue-point="2" draw:end-shape="id6" draw:end-glue-point="0" svg:d="M10421 4236v1650">
          <text:p/>
        </draw:connector>
        <draw:frame draw:style-name="gr7" draw:text-style-name="P3" draw:layer="layout" svg:width="1.067cm" svg:height="0.445cm" draw:transform="rotate (1.5707963267946) translate (8.784cm 5.54cm)">
          <draw:text-box>
            <text:p><text:span text:style-name="T3">Data</text:span></text:p>
          </draw:text-box>
        </draw:frame>
        <draw:frame draw:style-name="gr7" draw:text-style-name="P3" draw:layer="layout" svg:width="1.067cm" svg:height="0.445cm" draw:transform="rotate (1.5707963267946) translate (9.884cm 5.64cm)">
          <draw:text-box>
            <text:p><text:span text:style-name="T3">Csum</text:span></text:p>
          </draw:text-box>
        </draw:frame>
        <draw:rect draw:style-name="gr8" draw:text-style-name="P4" draw:layer="layout" svg:width="0.457cm" svg:height="0.296cm" svg:x="1.654cm" svg:y="8.581cm">
          <text:p/>
        </draw:rect>
        <draw:rect draw:style-name="gr8" draw:text-style-name="P4" draw:layer="layout" svg:width="0.457cm" svg:height="0.296cm" svg:x="1.655cm" svg:y="9.085cm">
          <text:p/>
        </draw:rect>
        <draw:connector draw:style-name="gr6" draw:layer="layout" svg:x1="9.726cm" svg:y1="7.027cm" svg:x2="9.727cm" svg:y2="8.177cm" svg:d="M9726 7027v575h1v575">
          <text:p/>
        </draw:connector>
        <draw:frame draw:style-name="gr7" draw:text-style-name="P3" draw:layer="layout" svg:width="1.067cm" svg:height="0.445cm" draw:transform="rotate (1.5707963267946) translate (9.147cm 8.04cm)">
          <draw:text-box>
            <text:p><text:span text:style-name="T3">Data</text:span></text:p>
          </draw:text-box>
        </draw:frame>
        <draw:rect draw:style-name="gr14" draw:text-style-name="P8" draw:layer="layout" svg:width="6.045cm" svg:height="1.251cm" svg:x="6.738cm" svg:y="5.776cm" draw:corner-radius="0.25cm">
          <text:p text:style-name="P7"><text:span text:style-name="T5"><text:s/></text:span><text:span text:style-name="T5">ICi</text:span></text:p>
          <text:p text:style-name="P7"><text:span text:style-name="T6"><text:s text:c="4"/></text:span><text:span text:style-name="T6">IpChecksumInserter</text:span><text:span text:style-name="T5"> </text:span></text:p>
        </draw:rect>
        <draw:rect draw:style-name="gr14" draw:text-style-name="P8" draw:layer="layout" svg:width="6.045cm" svg:height="1.236cm" svg:x="6.737cm" svg:y="3.075cm" draw:corner-radius="0.25cm">
          <text:p text:style-name="P7"><text:span text:style-name="T5"><text:s/></text:span><text:span text:style-name="T5">HCa</text:span></text:p>
          <text:p text:style-name="P7"><text:span text:style-name="T6"><text:s text:c="4"/></text:span><text:span text:style-name="T6">HeaderChecksumAccelerator</text:span><text:span text:style-name="T5"> </text:span></text:p>
        </draw:rect>
        <draw:rect draw:style-name="gr8" draw:text-style-name="P4" xml:id="id7" draw:id="id7" draw:layer="layout" svg:width="0.457cm" svg:height="0.296cm" svg:x="18.854cm" svg:y="9.581cm">
          <text:p/>
        </draw:rect>
        <draw:rect draw:style-name="gr8" draw:text-style-name="P4" xml:id="id10" draw:id="id10" draw:layer="layout" svg:width="0.457cm" svg:height="0.296cm" svg:x="18.755cm" svg:y="10.285cm">
          <text:p/>
        </draw:rect>
        <draw:connector draw:style-name="gr13" draw:layer="layout" draw:line-skew="-0.626cm" svg:x1="12.784cm" svg:y1="8.92cm" svg:x2="18.854cm" svg:y2="9.729cm" draw:end-shape="id7" draw:end-glue-point="3" svg:d="M12784 8920h2159v809h3911">
          <text:p/>
        </draw:connector>
        <draw:rect draw:style-name="gr8" draw:text-style-name="P4" xml:id="id1" draw:id="id1" draw:layer="layout" svg:width="0.457cm" svg:height="0.296cm" svg:x="6.854cm" svg:y="8.581cm">
          <text:p/>
        </draw:rect>
        <draw:rect draw:style-name="gr8" draw:text-style-name="P4" xml:id="id2" draw:id="id2" draw:layer="layout" svg:width="0.457cm" svg:height="0.296cm" svg:x="6.855cm" svg:y="9.085cm">
          <text:p/>
        </draw:rect>
        <draw:rect draw:style-name="gr14" draw:text-style-name="P8" draw:layer="layout" svg:width="6.045cm" svg:height="1.433cm" svg:x="6.739cm" svg:y="8.177cm" draw:corner-radius="0.25cm">
          <text:p text:style-name="P7"><text:span text:style-name="T5"><text:s/></text:span><text:span text:style-name="T5">IAe</text:span></text:p>
          <text:p text:style-name="P7"><text:span text:style-name="T6"><text:s text:c="4"/></text:span><text:span text:style-name="T6">IpAddressExtractor</text:span><text:span text:style-name="T5"> </text:span></text:p>
        </draw:rect>
        <draw:frame draw:style-name="gr11" draw:text-style-name="P3" draw:layer="layout" svg:width="2.189cm" svg:height="0.839cm" svg:x="15.993cm" svg:y="9.038cm">
          <draw:text-box>
            <text:p><text:span text:style-name="T3">LookupReq</text:span></text:p>
          </draw:text-box>
        </draw:frame>
        <draw:connector draw:style-name="gr15" draw:layer="layout" svg:x1="6.74cm" svg:y1="11.237cm" svg:x2="2.111cm" svg:y2="11.237cm" draw:start-shape="id8" draw:start-glue-point="3" draw:end-shape="id9" draw:end-glue-point="1" svg:d="M6740 11237h-4629">
          <text:p/>
        </draw:connector>
        <draw:frame draw:style-name="gr11" draw:text-style-name="P3" draw:layer="layout" svg:width="4.043cm" svg:height="0.839cm" svg:x="2.392cm" svg:y="10.538cm">
          <draw:text-box>
            <text:p><text:span text:style-name="T3">MacAddr</text:span></text:p>
          </draw:text-box>
        </draw:frame>
        <draw:connector draw:style-name="gr6" draw:layer="layout" svg:x1="9.726cm" svg:y1="9.61cm" svg:x2="9.727cm" svg:y2="10.577cm" svg:d="M9726 9610v484h1v483">
          <text:p/>
        </draw:connector>
        <draw:frame draw:style-name="gr7" draw:text-style-name="P3" draw:layer="layout" svg:width="1.067cm" svg:height="0.445cm" draw:transform="rotate (1.5707963267946) translate (9.109cm 10.634cm)">
          <draw:text-box>
            <text:p><text:span text:style-name="T3">Data</text:span></text:p>
          </draw:text-box>
        </draw:frame>
        <draw:rect draw:style-name="gr8" draw:text-style-name="P4" xml:id="id9" draw:id="id9" draw:layer="layout" svg:width="0.457cm" svg:height="0.296cm" svg:x="1.654cm" svg:y="11.089cm">
          <text:p/>
        </draw:rect>
        <draw:connector draw:style-name="gr15" draw:layer="layout" draw:line-skew="-0.858cm" svg:x1="12.785cm" svg:y1="11.237cm" svg:x2="18.755cm" svg:y2="10.433cm" draw:start-shape="id8" draw:start-glue-point="1" draw:end-shape="id10" draw:end-glue-point="3" svg:d="M12785 11237h2134v-804h3836">
          <text:p/>
        </draw:connector>
        <draw:frame draw:style-name="gr11" draw:text-style-name="P3" draw:layer="layout" svg:width="2.189cm" svg:height="0.839cm" svg:x="15.994cm" svg:y="9.739cm">
          <draw:text-box>
            <text:p><text:span text:style-name="T3">LookupRep</text:span></text:p>
          </draw:text-box>
        </draw:frame>
        <draw:rect draw:style-name="gr9" draw:text-style-name="P9" draw:layer="layout" svg:width="0.714cm" svg:height="2.996cm" svg:x="18.727cm" svg:y="8.481cm">
          <text:p><text:span text:style-name="T7">A</text:span></text:p>
          <text:p><text:span text:style-name="T7">R</text:span></text:p>
          <text:p><text:span text:style-name="T7">P</text:span></text:p>
        </draw:rect>
        <draw:rect draw:style-name="gr9" draw:text-style-name="P9" draw:layer="layout" svg:width="0.714cm" svg:height="4.471cm" svg:x="1.527cm" svg:y="7.578cm">
          <text:p><text:span text:style-name="T7">M</text:span></text:p>
          <text:p><text:span text:style-name="T7">M</text:span></text:p>
          <text:p><text:span text:style-name="T7">I</text:span></text:p>
          <text:p><text:span text:style-name="T7">O</text:span></text:p>
        </draw:rect>
        <draw:connector draw:style-name="gr6" draw:layer="layout" svg:x1="9.762cm" svg:y1="11.898cm" svg:x2="9.76cm" svg:y2="12.885cm" draw:start-shape="id8" draw:start-glue-point="2" draw:end-shape="id11" draw:end-glue-point="0" svg:d="M9762 11898v494h-2v493">
          <text:p/>
        </draw:connector>
        <draw:frame draw:style-name="gr7" draw:text-style-name="P3" draw:layer="layout" svg:width="1.067cm" svg:height="0.445cm" draw:transform="rotate (1.5707963267946) translate (9.172cm 12.9cm)">
          <draw:text-box>
            <text:p><text:span text:style-name="T3">Data</text:span></text:p>
          </draw:text-box>
        </draw:frame>
        <draw:rect draw:style-name="gr9" draw:text-style-name="P5" xml:id="id11" draw:id="id11" draw:layer="layout" svg:width="4.725cm" svg:height="0.559cm" svg:x="7.398cm" svg:y="12.885cm">
          <text:p><text:span text:style-name="T4">L2MUX</text:span></text:p>
        </draw:rect>
        <draw:rect draw:style-name="gr16" draw:text-style-name="P10" draw:layer="layout" svg:width="17.933cm" svg:height="11.988cm" svg:x="1.508cm" svg:y="1.457cm">
          <text:p/>
        </draw:rect>
        <draw:custom-shape draw:style-name="gr17" draw:text-style-name="P11" draw:layer="layout" svg:width="0.59cm" svg:height="0.291cm" draw:transform="rotate (1.5707963267946) translate (10.281cm 5.323cm)">
          <text:p text:style-name="P11"><text:span text:style-name="T8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11" draw:layer="layout" svg:width="0.924cm" svg:height="0.291cm" draw:transform="rotate (1.5707963267946) translate (9.183cm 5.414cm)">
          <text:p text:style-name="P11"><text:span text:style-name="T8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11" draw:layer="layout" svg:width="0.59cm" svg:height="0.291cm" draw:transform="rotate (1.5707963267946) translate (9.581cm 7.823cm)">
          <text:p text:style-name="P11"><text:span text:style-name="T8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7" draw:text-style-name="P11" draw:layer="layout" svg:width="0.59cm" svg:height="0.291cm" draw:transform="rotate (1.5707963267946) translate (9.581cm 10.323cm)">
          <text:p text:style-name="P11"><text:span text:style-name="T8">16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4" draw:text-style-name="P8" xml:id="id8" draw:id="id8" draw:layer="layout" svg:width="6.045cm" svg:height="1.321cm" svg:x="6.74cm" svg:y="10.577cm" draw:corner-radius="0.25cm">
          <text:p text:style-name="P7"><text:span text:style-name="T5"><text:s/></text:span><text:span text:style-name="T5">MAi</text:span></text:p>
          <text:p text:style-name="P7"><text:span text:style-name="T6"><text:s text:c="4"/></text:span><text:span text:style-name="T6">MacAddressInserter</text:span><text:span text:style-name="T5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8H4M41S</meta:editing-duration>
    <meta:editing-cycles>231</meta:editing-cycles>
    <meta:generator>OpenOffice/4.1.6$Unix OpenOffice.org_project/416m1$Build-9790</meta:generator>
    <dc:date>2020-01-30T15:54:00</dc:date>
    <dc:creator>Francois Abel</dc:creator>
    <meta:printed-by>Francois Abel</meta:printed-by>
    <meta:print-date>2018-11-01T20:08:16.68</meta:print-date>
    <meta:document-statistic meta:object-count="54"/>
  </office:meta>
</office:document-meta>
</file>